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17in"/>
    </style:style>
    <style:style style:name="co2" style:family="table-column">
      <style:table-column-properties fo:break-before="auto" style:column-width="1.0382in"/>
    </style:style>
    <style:style style:name="co3" style:family="table-column">
      <style:table-column-properties fo:break-before="auto" style:column-width="1.049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Vector Cache</text:p>
          </table:table-cell>
          <table:table-cell office:value-type="string" calcext:value-type="string">
            <text:p>Scalar Cache</text:p>
          </table:table-cell>
          <table:table-cell office:value-type="string" calcext:value-type="string">
            <text:p>Bicameral</text:p>
          </table:table-cell>
          <table:table-cell office:value-type="string" calcext:value-type="string">
            <text:p>White Cache</text:p>
          </table:table-cell>
        </table:table-row>
        <table:table-row table:style-name="ro1">
          <table:table-cell office:value-type="string" calcext:value-type="string">
            <text:p>Cache height (mm)</text:p>
          </table:table-cell>
          <table:table-cell table:number-columns-repeated="2" office:value-type="float" office:value="0.18939" calcext:value-type="float">
            <text:p>0.18939</text:p>
          </table:table-cell>
          <table:table-cell table:formula="of:=SUM([.B2:.C2])" office:value-type="float" office:value="0.37878" calcext:value-type="float">
            <text:p>0.37878</text:p>
          </table:table-cell>
          <table:table-cell office:value-type="float" office:value="0.210211" calcext:value-type="float">
            <text:p>0.210211</text:p>
          </table:table-cell>
        </table:table-row>
        <table:table-row table:style-name="ro1">
          <table:table-cell office:value-type="string" calcext:value-type="string">
            <text:p>Cache width (mm)</text:p>
          </table:table-cell>
          <table:table-cell office:value-type="float" office:value="1.99467" calcext:value-type="float">
            <text:p>1.99467</text:p>
          </table:table-cell>
          <table:table-cell office:value-type="float" office:value="2.00288" calcext:value-type="float">
            <text:p>2.00288</text:p>
          </table:table-cell>
          <table:table-cell table:formula="of:=SUM([.B3:.C3])" office:value-type="float" office:value="3.99755" calcext:value-type="float">
            <text:p>3.99755</text:p>
          </table:table-cell>
          <table:table-cell office:value-type="float" office:value="2.00041" calcext:value-type="float">
            <text:p>2.00041</text:p>
          </table:table-cell>
        </table:table-row>
        <table:table-row table:style-name="ro1">
          <table:table-cell office:value-type="string" calcext:value-type="string">
            <text:p>Total area (mm2)</text:p>
          </table:table-cell>
          <table:table-cell table:formula="of:=[.B2]*[.B3]" office:value-type="float" office:value="0.3777705513" calcext:value-type="float">
            <text:p>0.3777705513</text:p>
          </table:table-cell>
          <table:table-cell table:formula="of:=[.C2]*[.C3]" office:value-type="float" office:value="0.3793254432" calcext:value-type="float">
            <text:p>0.3793254432</text:p>
          </table:table-cell>
          <table:table-cell table:formula="of:=[.B4]+[.C4]" office:value-type="float" office:value="0.7570959945" calcext:value-type="float">
            <text:p>0.7570959945</text:p>
          </table:table-cell>
          <table:table-cell table:formula="of:=[.E2]*[.E3]" office:value-type="float" office:value="0.42050818651" calcext:value-type="float">
            <text:p>0.42050818651</text:p>
          </table:table-cell>
        </table:table-row>
        <table:table-row table:style-name="ro1">
          <table:table-cell office:value-type="string" calcext:value-type="string">
            <text:p><text:s/>Access time (ns)</text:p>
          </table:table-cell>
          <table:table-cell table:number-columns-repeated="2" office:value-type="float" office:value="1.28652" calcext:value-type="float">
            <text:p>1.28652</text:p>
          </table:table-cell>
          <table:table-cell table:formula="of:=MAX([.B5:.C5])" office:value-type="float" office:value="1.28652" calcext:value-type="float">
            <text:p>1.28652</text:p>
          </table:table-cell>
          <table:table-cell office:value-type="float" office:value="1.31685" calcext:value-type="float">
            <text:p>1.31685</text:p>
          </table:table-cell>
        </table:table-row>
        <table:table-row table:style-name="ro1">
          <table:table-cell office:value-type="string" calcext:value-type="string">
            <text:p><text:s/>Random cycle time (ns)</text:p>
          </table:table-cell>
          <table:table-cell table:number-columns-repeated="2" office:value-type="float" office:value="1.0928" calcext:value-type="float">
            <text:p>1.0928</text:p>
          </table:table-cell>
          <table:table-cell table:formula="of:=MAX([.B6:.C6])" office:value-type="float" office:value="1.0928" calcext:value-type="float">
            <text:p>1.0928</text:p>
          </table:table-cell>
          <table:table-cell office:value-type="float" office:value="1.12063" calcext:value-type="float">
            <text:p>1.12063</text:p>
          </table:table-cell>
        </table:table-row>
        <table:table-row table:style-name="ro1">
          <table:table-cell office:value-type="string" calcext:value-type="string">
            <text:p><text:s/>Dynamic read energy (nJ)</text:p>
          </table:table-cell>
          <table:table-cell office:value-type="float" office:value="0.149047" calcext:value-type="float">
            <text:p>0.149047</text:p>
          </table:table-cell>
          <table:table-cell office:value-type="float" office:value="0.149545" calcext:value-type="float">
            <text:p>0.149545</text:p>
          </table:table-cell>
          <table:table-cell table:formula="of:=MAX([.B7:.C7])" office:value-type="float" office:value="0.149545" calcext:value-type="float">
            <text:p>0.149545</text:p>
          </table:table-cell>
          <table:table-cell office:value-type="float" office:value="0.153635" calcext:value-type="float">
            <text:p>0.153635</text:p>
          </table:table-cell>
        </table:table-row>
        <table:table-row table:style-name="ro1">
          <table:table-cell office:value-type="string" calcext:value-type="string">
            <text:p><text:s/>Dynamic write energy (nJ)</text:p>
          </table:table-cell>
          <table:table-cell office:value-type="float" office:value="0.145785" calcext:value-type="float">
            <text:p>0.145785</text:p>
          </table:table-cell>
          <table:table-cell office:value-type="float" office:value="0.150179" calcext:value-type="float">
            <text:p>0.150179</text:p>
          </table:table-cell>
          <table:table-cell table:formula="of:=MAX([.B8:.C8])" office:value-type="float" office:value="0.150179" calcext:value-type="float">
            <text:p>0.150179</text:p>
          </table:table-cell>
          <table:table-cell office:value-type="float" office:value="0.159037" calcext:value-type="float">
            <text:p>0.159037</text:p>
          </table:table-cell>
        </table:table-row>
        <table:table-row table:style-name="ro1">
          <table:table-cell office:value-type="string" calcext:value-type="string">
            <text:p>Standby leakage per bank(mW)</text:p>
          </table:table-cell>
          <table:table-cell office:value-type="float" office:value="19.8535" calcext:value-type="float">
            <text:p>19.8535</text:p>
          </table:table-cell>
          <table:table-cell office:value-type="float" office:value="21.1944" calcext:value-type="float">
            <text:p>21.1944</text:p>
          </table:table-cell>
          <table:table-cell table:formula="of:=[.B9]+[.C9]" office:value-type="float" office:value="41.0479" calcext:value-type="float">
            <text:p>41.0479</text:p>
          </table:table-cell>
          <table:table-cell office:value-type="float" office:value="38.9294" calcext:value-type="float">
            <text:p>38.9294</text:p>
          </table:table-cell>
        </table:table-row>
        <table:table-row table:style-name="ro1">
          <table:table-cell office:value-type="string" calcext:value-type="string">
            <text:p>Total leakage power of a bank (mW)</text:p>
          </table:table-cell>
          <table:table-cell office:value-type="float" office:value="19.8107" calcext:value-type="float">
            <text:p>19.8107</text:p>
          </table:table-cell>
          <table:table-cell office:value-type="float" office:value="21.1484" calcext:value-type="float">
            <text:p>21.1484</text:p>
          </table:table-cell>
          <table:table-cell table:formula="of:=SUM([.B10:.C10])" office:value-type="float" office:value="40.9591" calcext:value-type="float">
            <text:p>40.9591</text:p>
          </table:table-cell>
          <table:table-cell office:value-type="float" office:value="38.8498" calcext:value-type="float">
            <text:p>38.8498</text:p>
          </table:table-cell>
        </table:table-row>
        <table:table-row table:style-name="ro1">
          <table:table-cell office:value-type="string" calcext:value-type="string">
            <text:p>Total gate leakage power of a bank (mW)</text:p>
          </table:table-cell>
          <table:table-cell table:number-columns-repeated="2" office:value-type="float" office:value="0.0428674" calcext:value-type="float">
            <text:p>0.0428674</text:p>
          </table:table-cell>
          <table:table-cell table:formula="of:=SUM([.B11:.C11])" office:value-type="float" office:value="0.0857348" calcext:value-type="float">
            <text:p>0.0857348</text:p>
          </table:table-cell>
          <table:table-cell office:value-type="float" office:value="0.0795289" calcext:value-type="float">
            <text:p>0.0795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23:46:16.1622985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9T10:06:34.142817583</meta:creation-date>
    <meta:generator>LibreOffice/25.8.2.2$Linux_X86_64 LibreOffice_project/580$Build-2</meta:generator>
    <dc:date>2026-01-20T23:53:32.533706153</dc:date>
    <meta:editing-duration>PT28M16S</meta:editing-duration>
    <meta:editing-cycles>11</meta:editing-cycles>
    <meta:document-statistic meta:table-count="1" meta:cell-count="55" meta:object-count="0"/>
  </office:meta>
</office:document-meta>
</file>